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EDFCC64820.jpg"/>
  <manifest:file-entry manifest:media-type="image/jpeg" manifest:full-path="Pictures/100000000000025F000000A9F949F21A.jpg"/>
  <manifest:file-entry manifest:media-type="image/gif" manifest:full-path="Pictures/100000000000016D0000011F5B719FE1.gif"/>
  <manifest:file-entry manifest:media-type="image/jpeg" manifest:full-path="Pictures/1000000000000208000001C1CF04D18C.jpg"/>
  <manifest:file-entry manifest:media-type="image/jpeg" manifest:full-path="Pictures/100000000000025F000000A9563D1645.jpg"/>
  <manifest:file-entry manifest:media-type="image/jpeg" manifest:full-path="Pictures/100000000000026C000001A41BB1E92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азвание1-title">
      <style:graphic-properties draw:stroke="none" draw:fill="none" draw:fill-color="#33cccc" draw:textarea-horizontal-align="left" draw:textarea-vertical-align="middle" draw:auto-grow-height="false" draw:auto-grow-width="false" fo:min-height="2.877cm" fo:min-width="0cm" fo:padding-top="0.123cm" fo:padding-bottom="0.123cm" fo:padding-left="0.251cm" fo:padding-right="0.251cm" fo:wrap-option="wrap" draw:shadow-color="#5f5f5f"/>
    </style:style>
    <style:style style:name="pr2" style:family="presentation" style:parent-style-name="Название1-notes">
      <style:graphic-properties draw:fill-color="#ffffff" fo:min-height="11.43cm"/>
    </style:style>
    <style:style style:name="pr3" style:family="presentation" style:parent-style-name="Обычный-title">
      <style:graphic-properties draw:stroke="none" draw:fill="none" draw:fill-color="#33cccc" draw:textarea-horizontal-align="left" draw:textarea-vertical-align="bottom" draw:auto-grow-height="false" draw:auto-grow-width="false" fo:min-height="2.606cm" fo:min-width="0cm" fo:padding-top="0.13cm" fo:padding-bottom="0.13cm" fo:padding-left="0.25cm" fo:padding-right="0.25cm" fo:wrap-option="wrap" draw:shadow-color="#5f5f5f"/>
    </style:style>
    <style:style style:name="pr4" style:family="presentation" style:parent-style-name="Обычный-notes">
      <style:graphic-properties draw:fill-color="#ffffff" fo:min-height="11.43cm"/>
    </style:style>
    <style:style style:name="pr5" style:family="presentation" style:parent-style-name="Обычный-title">
      <style:graphic-properties fo:min-height="3.049cm"/>
    </style:style>
    <style:style style:name="pr6" style:family="presentation" style:parent-style-name="Обычный-title">
      <style:graphic-properties fo:min-height="2.915cm"/>
    </style:style>
    <style:style style:name="pr7" style:family="presentation" style:parent-style-name="Обычный-title">
      <style:graphic-properties draw:auto-grow-height="true" fo:min-height="2.915cm"/>
    </style:style>
    <style:style style:name="pr8" style:family="presentation" style:parent-style-name="Обычный-outline1">
      <style:graphic-properties fo:min-height="11.17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</style:style>
    <text:list-style style:name="L1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">
        <style:list-level-properties text:min-label-width="0.952cm"/>
        <style:text-properties fo:font-family="Wingdings" style:font-pitch="variable" style:font-charset="x-symbol" fo:color="#006666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</text:list-style>
  </office:automatic-styles>
  <office:body>
    <office:presentation>
      <draw:page draw:name="page1" draw:style-name="dp1" draw:master-page-name="Название1" presentation:presentation-page-layout-name="AL1T0">
        <draw:frame presentation:style-name="pr1" draw:text-style-name="P2" draw:layer="layout" svg:width="20.109cm" svg:height="3.122cm" svg:x="4.007cm" svg:y="3.162cm" presentation:class="title" presentation:user-transformed="true">
          <draw:text-box>
            <text:p text:style-name="P1">Микропрограммный автомат</text:p>
          </draw:text-box>
        </draw:frame>
        <presentation:notes draw:style-name="dp2">
          <draw:page-thumbnail draw:style-name="gr1" draw:layer="layout" svg:width="12.664cm" svg:height="9.489cm" svg:x="3.193cm" svg:y="1.922cm" draw:page-number="1" presentation:class="page"/>
          <draw:frame presentation:style-name="pr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draw:frame presentation:style-name="pr3" draw:text-style-name="P2" draw:layer="layout" svg:width="20.005cm" svg:height="2.865cm" svg:x="3.96cm" svg:y="0.992cm" presentation:class="title" presentation:user-transformed="true">
          <draw:text-box>
            <text:p text:style-name="P1">Синхронный автомат</text:p>
          </draw:text-box>
        </draw:frame>
        <draw:frame draw:style-name="gr2" draw:layer="layout" svg:width="13.757cm" svg:height="11.879cm" svg:x="5.843cm" svg:y="5.121cm">
          <draw:image xlink:href="Pictures/1000000000000208000001C1CF04D18C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draw:frame presentation:style-name="pr3" draw:text-style-name="P2" draw:layer="layout" svg:width="20.005cm" svg:height="2.865cm" svg:x="3.96cm" svg:y="0.992cm" presentation:class="title" presentation:user-transformed="true">
          <draw:text-box>
            <text:p text:style-name="P1">Заменим БФ</text:p>
          </draw:text-box>
        </draw:frame>
        <draw:frame draw:style-name="gr2" draw:layer="layout" svg:width="9.656cm" svg:height="7.593cm" svg:x="2.544cm" svg:y="6.643cm">
          <draw:image xlink:href="Pictures/100000000000016D0000011F5B719FE1.gif" xlink:type="simple" xlink:show="embed" xlink:actuate="onLoad">
            <text:p/>
          </draw:image>
        </draw:frame>
        <draw:frame draw:style-name="gr2" draw:layer="layout" svg:width="9cm" svg:height="10.6cm" svg:x="13.8cm" svg:y="5.6cm">
          <draw:image xlink:href="Pictures/10000000000000C8000000EDFCC64820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2T19">
        <draw:frame presentation:style-name="pr5" draw:layer="layout" svg:width="20.315cm" svg:height="3.309cm" svg:x="3.805cm" svg:y="0.703cm" presentation:class="title" presentation:placeholder="true" presentation:user-transformed="true">
          <draw:text-box/>
        </draw:frame>
        <draw:frame draw:style-name="gr2" draw:layer="layout" svg:width="16.403cm" svg:height="11.112cm" svg:x="4cm" svg:y="5.6cm">
          <draw:image xlink:href="Pictures/100000000000026C000001A41BB1E92C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user-transformed="true">
          <draw:text-box>
            <text:p>Например — генератор специальных импульсов</text:p>
          </draw:text-box>
        </draw:frame>
        <draw:frame draw:style-name="gr2" draw:layer="layout" svg:width="16.059cm" svg:height="4.47cm" svg:x="4.8cm" svg:y="5.6cm">
          <draw:image xlink:href="Pictures/100000000000025F000000A9F949F21A.jpg" xlink:type="simple" xlink:show="embed" xlink:actuate="onLoad">
            <text:p/>
          </draw:image>
        </draw:frame>
        <draw:frame draw:style-name="gr2" draw:layer="layout" svg:width="16.059cm" svg:height="4.47cm" svg:x="4.8cm" svg:y="11.2cm">
          <draw:image xlink:href="Pictures/100000000000025F000000A9563D1645.jp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3T1">
        <draw:frame presentation:style-name="pr7" draw:layer="layout" svg:width="20.315cm" svg:height="3.175cm" svg:x="3.805cm" svg:y="0.837cm" presentation:class="title">
          <draw:text-box>
            <text:p>Синтезируем прошивку</text:p>
          </draw:text-box>
        </draw:frame>
        <draw:frame presentation:style-name="pr8" draw:layer="layout" svg:width="20.315cm" svg:height="11.43cm" svg:x="3.805cm" svg:y="5.076cm" presentation:class="outline">
          <draw:text-box>
            <text:list text:style-name="L2">
              <text:list-item>
                <text:p>см. пример</text:p>
              </text:list-item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presentation:notes draw:style-name="dp2">
          <draw:page-thumbnail draw:style-name="gr1" draw:layer="layout" svg:width="12.664cm" svg:height="9.489cm" svg:x="3.193cm" svg:y="1.922cm" draw:page-number="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presentation:notes draw:style-name="dp2">
          <draw:page-thumbnail draw:style-name="gr1" draw:layer="layout" svg:width="12.664cm" svg:height="9.489cm" svg:x="3.193cm" svg:y="1.922cm" draw:page-number="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>
          <draw:text-box/>
        </draw:frame>
        <presentation:notes draw:style-name="dp2">
          <draw:page-thumbnail draw:style-name="gr1" draw:layer="layout" svg:width="12.664cm" svg:height="9.489cm" svg:x="3.193cm" svg:y="1.922cm" draw:page-number="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Назван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>
        <text:list-style style:name="Название1-outline1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paragraph-properties fo:margin-left="1.27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2.54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3.81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subtitle" style:family="presentation">
      <style:graphic-properties draw:stroke="none" draw:fill="none" draw:fill-color="#33cccc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Название1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fill-color="#33cccc" draw:textarea-horizontal-align="left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>
        <text:list-style style:name="Название1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0066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7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33cccc" draw:auto-grow-height="false" draw:auto-grow-width="false" fo:min-height="1.271cm" fo:min-width="0cm" fo:wrap-option="wrap"/>
    </style:style>
    <style:style style:name="Mpr2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3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4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2" draw:layer="backgroundobjects" svg:width="8.266cm" svg:height="1.269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3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8.266cm" svg:height="1.269cm" svg:x="0cm" svg:y="24.13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3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g>
        <draw:custom-shape draw:style-name="Mgr4" draw:text-style-name="MP4" draw:layer="backgroundobjects" svg:width="11.43cm" svg:height="8.678cm" svg:x="-8.996cm" svg:y="1.905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8.594cm" svg:height="8.762cm" svg:x="-6.738cm" svg:y="0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6" draw:text-style-name="MP6" draw:layer="backgroundobjects" svg:x1="3.81cm" svg:y1="4.233cm" svg:x2="24.13cm" svg:y2="4.233cm">
          <text:p/>
        </draw:line>
      </draw:g>
      <draw:frame presentation:style-name="Обычный-title" draw:layer="backgroundobjects" svg:width="20.315cm" svg:height="3.175cm" svg:x="3.805cm" svg:y="0.837cm" presentation:class="title" presentation:placeholder="true">
        <draw:text-box/>
      </draw:frame>
      <draw:frame presentation:style-name="Обычный-outline1" draw:layer="backgroundobjects" svg:width="20.315cm" svg:height="11.43cm" svg:x="3.805cm" svg:y="5.076cm" presentation:class="outline" presentation:placeholder="true">
        <draw:text-box/>
      </draw:frame>
      <draw:frame presentation:style-name="Mpr1" draw:layer="backgroundobjects" svg:width="5.927cm" svg:height="1.27cm" svg:x="1.269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Обычный-notes" draw:layer="backgroundobjects" svg:width="13.97cm" svg:height="11.43cm" svg:x="2.54cm" svg:y="12.065cm" presentation:class="notes" presentation:placeholder="true">
          <draw:text-box/>
        </draw:frame>
        <draw:page-thumbnail presentation:style-name="Обычный-title" draw:layer="backgroundobjects" svg:width="12.664cm" svg:height="9.489cm" svg:x="3.193cm" svg:y="1.922cm" presentation:class="page"/>
      </presentation:notes>
    </style:master-page>
    <style:master-page style:name="Название1" style:page-layout-name="PM1" draw:style-name="Mdp1">
      <draw:g>
        <draw:line draw:style-name="Mgr6" draw:text-style-name="MP6" draw:layer="backgroundobjects" svg:x1="4.022cm" svg:y1="6.985cm" svg:x2="24.13cm" svg:y2="6.985cm">
          <text:p/>
        </draw:line>
        <draw:custom-shape draw:style-name="Mgr7" draw:text-style-name="MP4" draw:layer="backgroundobjects" svg:width="10.16cm" svg:height="10.16cm" svg:x="-6.985cm" svg:y="3.81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11.219cm" svg:height="11.218cm" svg:x="-8.952cm" svg:y="0.847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Название1-title" draw:layer="backgroundobjects" svg:width="20.109cm" svg:height="4.013cm" svg:x="4.007cm" svg:y="2.737cm" presentation:class="title" presentation:placeholder="true">
        <draw:text-box/>
      </draw:frame>
      <draw:frame presentation:style-name="Название1-subtitle" draw:layer="backgroundobjects" svg:width="20.109cm" svg:height="4.868cm" svg:x="4.007cm" svg:y="9.521cm" presentation:class="subtitle" presentation:placeholder="true">
        <draw:text-box/>
      </draw:frame>
      <draw:frame presentation:style-name="Mpr2" draw:text-style-name="MP4" draw:layer="backgroundobjects" svg:width="5.927cm" svg:height="1.27cm" svg:x="1.269cm" svg:y="17.35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3" draw:text-style-name="MP9" draw:layer="backgroundobjects" svg:width="8.044cm" svg:height="1.27cm" svg:x="8.678cm" svg:y="17.357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4" draw:text-style-name="MP11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0"><text:span text:style-name="MT2"><text:page-number>&lt;номер&gt;</text:page-number></text:span></text:p>
            </text:list-header>
          </text:list>
        </draw:text-box>
      </draw:frame>
      <draw:frame presentation:style-name="Название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Название1-notes" draw:layer="backgroundobjects" svg:width="13.97cm" svg:height="11.43cm" svg:x="2.54cm" svg:y="12.065cm" presentation:class="notes" presentation:placeholder="true">
          <draw:text-box/>
        </draw:frame>
        <draw:page-thumbnail presentation:style-name="Название1-title" draw:layer="backgroundobjects" svg:width="12.664cm" svg:height="9.489cm" svg:x="3.193cm" svg:y="1.92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Вспомогательные элементы и узлы ЭВМ</dc:title>
    <dc:date>2017-10-25T00:59:11.67</dc:date>
    <meta:editing-cycles>10</meta:editing-cycles>
    <meta:editing-duration>PT9H9M42S</meta:editing-duration>
    <meta:generator>OpenOffice/4.1.2$Win32 OpenOffice.org_project/412m3$Build-9782</meta:generator>
    <meta:document-statistic meta:object-count="70"/>
  </office:meta>
</office:document-meta>
</file>